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21-03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1636" calcext:value-type="float">
            <text:p>100.41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7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05336" calcext:value-type="float">
            <text:p>100.60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7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9616" calcext:value-type="float">
            <text:p>100.55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7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98072" calcext:value-type="float">
            <text:p>100.39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7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83416" calcext:value-type="float">
            <text:p>100.48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7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86464" calcext:value-type="float">
            <text:p>100.48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7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82832" calcext:value-type="float">
            <text:p>100.38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7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88928" calcext:value-type="float">
            <text:p>100.38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7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3792" calcext:value-type="float">
            <text:p>100.44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7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37696" calcext:value-type="float">
            <text:p>100.43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7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0952" calcext:value-type="float">
            <text:p>100.58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7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7048" calcext:value-type="float">
            <text:p>100.58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7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7048" calcext:value-type="float">
            <text:p>100.58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9256" calcext:value-type="float">
            <text:p>100.4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7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04752" calcext:value-type="float">
            <text:p>100.50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7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44376" calcext:value-type="float">
            <text:p>100.54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7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0472" calcext:value-type="float">
            <text:p>100.55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7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9616" calcext:value-type="float">
            <text:p>100.55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7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0472" calcext:value-type="float">
            <text:p>100.55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7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04752" calcext:value-type="float">
            <text:p>100.50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7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34648" calcext:value-type="float">
            <text:p>100.43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7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19408" calcext:value-type="float">
            <text:p>100.41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7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684" calcext:value-type="float">
            <text:p>100.44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7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76736" calcext:value-type="float">
            <text:p>100.37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7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18824" calcext:value-type="float">
            <text:p>100.31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7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7064" calcext:value-type="float">
            <text:p>100.3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7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68176" calcext:value-type="float">
            <text:p>100.46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7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04752" calcext:value-type="float">
            <text:p>100.50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7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10848" calcext:value-type="float">
            <text:p>100.51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7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9616" calcext:value-type="float">
            <text:p>100.55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7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08384" calcext:value-type="float">
            <text:p>100.60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7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02288" calcext:value-type="float">
            <text:p>100.60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7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71808" calcext:value-type="float">
            <text:p>100.57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7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316" calcext:value-type="float">
            <text:p>100.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7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13312" calcext:value-type="float">
            <text:p>100.41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7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04752" calcext:value-type="float">
            <text:p>100.50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7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352" calcext:value-type="float">
            <text:p>100.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7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32768" calcext:value-type="float">
            <text:p>100.63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7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77904" calcext:value-type="float">
            <text:p>100.57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7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26088" calcext:value-type="float">
            <text:p>100.52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7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6568" calcext:value-type="float">
            <text:p>100.55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7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4" calcext:value-type="float">
            <text:p>100.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7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3828" calcext:value-type="float">
            <text:p>100.53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7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25504" calcext:value-type="float">
            <text:p>100.42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3858666667" calcext:value-type="float">
            <text:p>100.553858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9235" calcext:value-type="float">
            <text:p>100.5592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2377" calcext:value-type="float">
            <text:p>100.5523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9916923077" calcext:value-type="float">
            <text:p>100.7399169230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40257777778" calcext:value-type="float">
            <text:p>100.840257777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26014222222" calcext:value-type="float">
            <text:p>100.7260142222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86238222222" calcext:value-type="float">
            <text:p>100.4862382222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3828" calcext:value-type="float">
            <text:p>100.53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00442666667" calcext:value-type="float">
            <text:p>100.400442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20333285714" calcext:value-type="float">
            <text:p>100.420333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68996615385" calcext:value-type="float">
            <text:p>100.4689966153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95716857143" calcext:value-type="float">
            <text:p>100.495716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98164387097" calcext:value-type="float">
            <text:p>100.498164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475256" calcext:value-type="float">
            <text:p>100.547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7023483871" calcext:value-type="float">
            <text:p>100.57023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582696" calcext:value-type="float">
            <text:p>100.65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2328516129" calcext:value-type="float">
            <text:p>100.582328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69257548387" calcext:value-type="float">
            <text:p>100.469257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551968" calcext:value-type="float">
            <text:p>100.355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60168645161" calcext:value-type="float">
            <text:p>100.360168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9604" calcext:value-type="float">
            <text:p>100.39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82045419355" calcext:value-type="float">
            <text:p>100.382045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21911714286" calcext:value-type="float">
            <text:p>100.421911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6446709677" calcext:value-type="float">
            <text:p>100.446446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91970064516" calcext:value-type="float">
            <text:p>100.491970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216176" calcext:value-type="float">
            <text:p>100.521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69251612903" calcext:value-type="float">
            <text:p>100.56925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230144" calcext:value-type="float">
            <text:p>100.62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9530116129" calcext:value-type="float">
            <text:p>100.695301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19205419355" calcext:value-type="float">
            <text:p>100.519205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388392" calcext:value-type="float">
            <text:p>100.33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94532387097" calcext:value-type="float">
            <text:p>100.394532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935508" calcext:value-type="float">
            <text:p>100.3935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07510967742" calcext:value-type="float">
            <text:p>100.40751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2268" calcext:value-type="float">
            <text:p>100.442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96886193548" calcext:value-type="float">
            <text:p>100.496886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39951483871" calcext:value-type="float">
            <text:p>100.539951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908" calcext:value-type="float">
            <text:p>100.58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23378193548" calcext:value-type="float">
            <text:p>100.623378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4396" calcext:value-type="float">
            <text:p>100.704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49673548387" calcext:value-type="float">
            <text:p>100.74967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74850064516" calcext:value-type="float">
            <text:p>100.674850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096544" calcext:value-type="float">
            <text:p>100.409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95718193548" calcext:value-type="float">
            <text:p>100.295718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639344" calcext:value-type="float">
            <text:p>100.363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69902580645" calcext:value-type="float">
            <text:p>100.36990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91976" calcext:value-type="float">
            <text:p>100.39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19997935484" calcext:value-type="float">
            <text:p>100.419997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41929806452" calcext:value-type="float">
            <text:p>100.341929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079272" calcext:value-type="float">
            <text:p>100.407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37056903226" calcext:value-type="float">
            <text:p>100.437056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389912" calcext:value-type="float">
            <text:p>100.538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17134709677" calcext:value-type="float">
            <text:p>100.617134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82186967742" calcext:value-type="float">
            <text:p>100.482186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579656" calcext:value-type="float">
            <text:p>100.257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2803612903" calcext:value-type="float">
            <text:p>100.032803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18088" calcext:value-type="float">
            <text:p>100.01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9304516129" calcext:value-type="float">
            <text:p>100.00930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1891586207" calcext:value-type="float">
            <text:p>100.0318915862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5172" calcext:value-type="float">
            <text:p>100.05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2323612903" calcext:value-type="float">
            <text:p>100.002323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22104" calcext:value-type="float">
            <text:p>100.032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4943483871" calcext:value-type="float">
            <text:p>100.094943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841532" calcext:value-type="float">
            <text:p>100.1841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95232516129" calcext:value-type="float">
            <text:p>100.195232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66927483871" calcext:value-type="float">
            <text:p>99.966927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923328" calcext:value-type="float">
            <text:p>99.792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742152258065" calcext:value-type="float">
            <text:p>99.774215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0803" calcext:value-type="float">
            <text:p>99.808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197877419355" calcext:value-type="float">
            <text:p>99.81978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47527" calcext:value-type="float">
            <text:p>99.8475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09241290323" calcext:value-type="float">
            <text:p>99.890924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41959483871" calcext:value-type="float">
            <text:p>99.841959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668056" calcext:value-type="float">
            <text:p>99.86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22601290323" calcext:value-type="float">
            <text:p>99.912260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96752" calcext:value-type="float">
            <text:p>99.99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85111225807" calcext:value-type="float">
            <text:p>100.085111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269101935484" calcext:value-type="float">
            <text:p>99.926910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907836" calcext:value-type="float">
            <text:p>99.6907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69452903226" calcext:value-type="float">
            <text:p>99.666945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739688" calcext:value-type="float">
            <text:p>99.673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171881290323" calcext:value-type="float">
            <text:p>99.717188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51896" calcext:value-type="float">
            <text:p>99.75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279052903226" calcext:value-type="float">
            <text:p>99.727905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589752258065" calcext:value-type="float">
            <text:p>99.758975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068616" calcext:value-type="float">
            <text:p>99.806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425494193548" calcext:value-type="float">
            <text:p>99.842549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254796" calcext:value-type="float">
            <text:p>99.925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912131612903" calcext:value-type="float">
            <text:p>99.991213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945188387097" calcext:value-type="float">
            <text:p>99.794518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4444" calcext:value-type="float">
            <text:p>99.56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27898064516" calcext:value-type="float">
            <text:p>99.602789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03824" calcext:value-type="float">
            <text:p>99.630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36341935484" calcext:value-type="float">
            <text:p>99.62363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801591428572" calcext:value-type="float">
            <text:p>99.680159142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42962580645" calcext:value-type="float">
            <text:p>99.734296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43078709677" calcext:value-type="float">
            <text:p>99.704307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693712" calcext:value-type="float">
            <text:p>99.769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214100645161" calcext:value-type="float">
            <text:p>99.821410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55432" calcext:value-type="float">
            <text:p>99.875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628962580645" calcext:value-type="float">
            <text:p>99.962896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244580645161" calcext:value-type="float">
            <text:p>99.82445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70016" calcext:value-type="float">
            <text:p>99.657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978304516129" calcext:value-type="float">
            <text:p>99.497830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78084" calcext:value-type="float">
            <text:p>99.478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25296774194" calcext:value-type="float">
            <text:p>99.512529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55475862069" calcext:value-type="float">
            <text:p>99.56554758620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85735483871" calcext:value-type="float">
            <text:p>99.56857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22144516129" calcext:value-type="float">
            <text:p>99.522214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69408" calcext:value-type="float">
            <text:p>99.57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66619354839" calcext:value-type="float">
            <text:p>99.63666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907328" calcext:value-type="float">
            <text:p>99.690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752967741936" calcext:value-type="float">
            <text:p>99.775296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95655483871" calcext:value-type="float">
            <text:p>99.69565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773728" calcext:value-type="float">
            <text:p>99.477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34467483871" calcext:value-type="float">
            <text:p>99.334467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856536" calcext:value-type="float">
            <text:p>99.285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192766451613" calcext:value-type="float">
            <text:p>99.319276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191888571429" calcext:value-type="float">
            <text:p>99.319188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6471483871" calcext:value-type="float">
            <text:p>99.366471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155403870968" calcext:value-type="float">
            <text:p>99.315540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05836" calcext:value-type="float">
            <text:p>99.3605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758612903226" calcext:value-type="float">
            <text:p>99.37586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29152" calcext:value-type="float">
            <text:p>99.422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43745806452" calcext:value-type="float">
            <text:p>99.574374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202539354839" calcext:value-type="float">
            <text:p>99.420253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74568" calcext:value-type="float">
            <text:p>99.387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427816774194" calcext:value-type="float">
            <text:p>99.242781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037896" calcext:value-type="float">
            <text:p>99.103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497252903226" calcext:value-type="float">
            <text:p>99.049725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860531428571" calcext:value-type="float">
            <text:p>99.086053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837940645161" calcext:value-type="float">
            <text:p>99.083794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5471483871" calcext:value-type="float">
            <text:p>98.985471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493845517241" calcext:value-type="float">
            <text:p>99.04938455172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228936774193" calcext:value-type="float">
            <text:p>99.12289367741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140256" calcext:value-type="float">
            <text:p>99.21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913589677419" calcext:value-type="float">
            <text:p>99.191358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306939354839" calcext:value-type="float">
            <text:p>99.130693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772216" calcext:value-type="float">
            <text:p>98.87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66516129032" calcext:value-type="float">
            <text:p>98.81665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292664" calcext:value-type="float">
            <text:p>98.829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952664516129" calcext:value-type="float">
            <text:p>98.79526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514297142857" calcext:value-type="float">
            <text:p>98.851429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90054193548" calcext:value-type="float">
            <text:p>98.919005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64392" calcext:value-type="float">
            <text:p>98.916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19021538461" calcext:value-type="float">
            <text:p>98.92190215384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808" calcext:value-type="float">
            <text:p>98.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076" calcext:value-type="float">
            <text:p>98.9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616" calcext:value-type="float">
            <text:p>98.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25304" calcext:value-type="float">
            <text:p>98.82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07016" calcext:value-type="float">
            <text:p>98.80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3112" calcext:value-type="float">
            <text:p>98.81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9688" calcext:value-type="float">
            <text:p>98.84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1152" calcext:value-type="float">
            <text:p>98.37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7224" calcext:value-type="float">
            <text:p>98.94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1984" calcext:value-type="float">
            <text:p>98.93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37624" calcext:value-type="float">
            <text:p>98.33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9528" calcext:value-type="float">
            <text:p>97.56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14664" calcext:value-type="float">
            <text:p>97.51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4551023707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92032" calcext:value-type="float">
            <text:p>97.79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56" meta:object-count="0"/>
    <meta:user-defined meta:name="AppVersion">3.0</meta:user-defined>
  </office:meta>
</office:document-meta>
</file>